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color="#008000" style:font-name="Courier New" fo:font-size="14pt" style:font-name-asian="Consolas" style:font-size-asian="14pt" style:font-name-complex="Consolas" style:font-size-complex="14pt"/>
    </style:style>
    <style:style style:name="P2" style:family="paragraph" style:parent-style-name="Standard">
      <style:paragraph-properties style:text-autospace="none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P3" style:family="paragraph" style:parent-style-name="Standard">
      <style:paragraph-properties style:text-autospace="none"/>
      <style:text-properties fo:color="#000080" style:font-name="Courier New" fo:font-size="9.5pt" style:font-name-asian="Consolas" style:font-size-asian="9.5pt" style:font-name-complex="Consolas" style:font-size-complex="9.5pt"/>
    </style:style>
    <style:style style:name="P4" style:family="paragraph" style:parent-style-name="Standard">
      <style:paragraph-properties style:text-autospace="none"/>
      <style:text-properties fo:color="#000080"/>
    </style:style>
    <style:style style:name="P5" style:family="paragraph" style:parent-style-name="Standard">
      <style:paragraph-properties style:text-autospace="none"/>
      <style:text-properties fo:color="#000080" style:font-name="Consolas" fo:font-size="9.5pt" style:font-name-asian="Consolas" style:font-size-asian="9.5pt" style:font-name-complex="Consolas" style:font-size-complex="9.5pt"/>
    </style:style>
    <style:style style:name="P6" style:family="paragraph" style:parent-style-name="Standard">
      <style:paragraph-properties style:text-autospace="none"/>
      <style:text-properties fo:color="#000000" style:font-name="Courier New" fo:font-size="9.5pt" style:font-name-asian="Consolas" style:font-size-asian="9.5pt" style:font-name-complex="Consolas" style:font-size-complex="9.5pt"/>
    </style:style>
    <style:style style:name="P7" style:family="paragraph" style:parent-style-name="Standard">
      <style:paragraph-properties fo:text-align="justify" style:justify-single-word="false" style:text-autospace="none"/>
      <style:text-properties fo:color="#000000" style:font-name="Courier New" fo:font-size="9.5pt" style:font-name-asian="Consolas" style:font-size-asian="9.5pt" style:font-name-complex="Consolas" style:font-size-complex="9.5pt"/>
    </style:style>
    <style:style style:name="P8" style:family="paragraph" style:parent-style-name="Standard">
      <style:paragraph-properties style:text-autospace="none"/>
    </style:style>
    <style:style style:name="P9" style:family="paragraph" style:parent-style-name="Standard">
      <style:paragraph-properties fo:text-align="justify" style:justify-single-word="false" style:text-autospace="none"/>
    </style:style>
    <style:style style:name="P10" style:family="paragraph" style:parent-style-name="Standard">
      <style:paragraph-properties style:text-autospace="none"/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P11" style:family="paragraph" style:parent-style-name="Standard">
      <style:paragraph-properties style:text-autospace="none"/>
    </style:style>
    <style:style style:name="P12" style:family="paragraph" style:parent-style-name="Standard">
      <style:paragraph-properties style:text-autospace="none"/>
      <style:text-properties fo:color="#000080" style:font-name="Courier New" fo:font-size="9.5pt" style:font-name-asian="Consolas" style:font-size-asian="9.5pt" style:font-name-complex="Consolas" style:font-size-complex="9.5pt"/>
    </style:style>
    <style:style style:name="P13" style:family="paragraph" style:parent-style-name="Standard">
      <style:text-properties fo:color="#000080" style:font-name="Consolas1" fo:font-size="9.5pt" style:font-name-asian="Consolas" style:font-size-asian="9.5pt" style:font-name-complex="Consolas" style:font-size-complex="9.5pt"/>
    </style:style>
    <style:style style:name="P14" style:family="paragraph" style:parent-style-name="Standard">
      <style:paragraph-properties style:text-autospace="none"/>
      <style:text-properties fo:color="#000080" style:font-name="Consolas1" fo:font-size="9.5pt" style:font-name-asian="Consolas" style:font-size-asian="9.5pt" style:font-name-complex="Consolas" style:font-size-complex="9.5pt"/>
    </style:style>
    <style:style style:name="P15" style:family="paragraph" style:parent-style-name="Standard">
      <style:paragraph-properties style:text-autospace="none"/>
      <style:text-properties fo:color="#000000" style:font-name="Courier New" fo:font-size="9.5pt" style:font-name-asian="Consolas" style:font-size-asian="9.5pt" style:font-name-complex="Consolas" style:font-size-complex="9.5pt"/>
    </style:style>
    <style:style style:name="P16" style:family="paragraph" style:parent-style-name="Standard">
      <style:text-properties fo:color="#000000" style:font-name="Consolas1" fo:font-size="9.5pt" style:font-name-asian="Consolas" style:font-size-asian="9.5pt" style:font-name-complex="Consolas" style:font-size-complex="9.5pt"/>
    </style:style>
    <style:style style:name="P17" style:family="paragraph" style:parent-style-name="Standard">
      <style:paragraph-properties style:text-autospace="none"/>
      <style:text-properties fo:color="#000000" style:font-name="Consolas1" fo:font-size="9.5pt" style:font-name-asian="Consolas" style:font-size-asian="9.5pt" style:font-name-complex="Consolas" style:font-size-complex="9.5pt"/>
    </style:style>
    <style:style style:name="P18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9" style:family="paragraph" style:parent-style-name="Standard">
      <style:paragraph-properties style:text-autospace="none"/>
      <style:text-properties fo:color="#008000" style:font-name="Consolas1" fo:font-size="14pt" style:font-name-asian="Consolas" style:font-size-asian="14pt" style:font-name-complex="Consolas" style:font-size-complex="14pt"/>
    </style:style>
    <style:style style:name="T1" style:family="text">
      <style:text-properties fo:color="#800000"/>
    </style:style>
    <style:style style:name="T2" style:family="text">
      <style:text-properties style:font-name="Consolas"/>
    </style:style>
    <style:style style:name="T3" style:family="text">
      <style:text-properties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0000ff"/>
    </style:style>
    <style:style style:name="T5" style:family="text">
      <style:text-properties fo:color="#0000ff" style:font-name="Consolas"/>
    </style:style>
    <style:style style:name="T6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style:font-name="Consolas"/>
    </style:style>
    <style:style style:name="T9" style:family="text"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T10" style:family="text">
      <style:text-properties style:use-window-font-color="true" style:font-name="Courier New"/>
    </style:style>
    <style:style style:name="T11" style:family="text">
      <style:text-properties fo:color="#2b91af"/>
    </style:style>
    <style:style style:name="T12" style:family="text">
      <style:text-properties fo:color="#2b91af" style:font-name="Consolas"/>
    </style:style>
    <style:style style:name="T13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14" style:family="text">
      <style:text-properties fo:color="#000000" style:font-name="Courier New" fo:font-size="9.5pt" style:font-name-asian="Consolas" style:font-size-asian="9.5pt" style:font-name-complex="Consolas" style:font-size-complex="9.5pt"/>
    </style:style>
    <style:style style:name="T15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16" style:family="text">
      <style:text-properties style:font-name="Courier New"/>
    </style:style>
    <style:style style:name="T17" style:family="text">
      <style:text-properties style:font-name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fehle</text:p>
      <text:p text:style-name="P6"><text:s text:c="6"/></text:p>
      <text:p text:style-name="P3"><text:span text:style-name="T2">int</text:span><text:span text:style-name="T2"> EigenePosition</text:span></text:p>
      <text:p text:style-name="P6"><text:tab/><text:tab/>Enthält die Position der eigenen Spielfigur auf dem Feld</text:p>
      <text:p text:style-name="P6"/>
      <text:p text:style-name="P3"><text:span text:style-name="T2">bool</text:span><text:span text:style-name="T2"> GefängnisFreiKarte</text:span></text:p>
      <text:p text:style-name="P6"><text:tab/><text:tab/>Gibt zurück, ob man ei<text:span text:style-name="T16">ne GefängnisFreiKarte besitzt</text:span></text:p>
      <text:p text:style-name="P6"/>
      <text:p text:style-name="P3"><text:span text:style-name="T2">bool</text:span><text:span text:style-name="T2"> InJail</text:span></text:p>
      <text:p text:style-name="P6"><text:tab/><text:tab/>Gibt zurück, ob man sich im Gefängnis befindet</text:p>
      <text:p text:style-name="P6"/>
      <text:p text:style-name="P3"><text:span text:style-name="T2">int</text:span><text:span text:style-name="T2"> Money</text:span></text:p>
      <text:p text:style-name="P6"><text:tab/><text:tab/>Gibt das Geld zurück, welches der Spieler besitzt</text:p>
      <text:p text:style-name="P6"/>
      <text:p text:style-name="P3"><text:span text:style-name="T2">Straße</text:span><text:span text:style-name="T2"> Straßen[ID] (0-27)</text:span></text:p>
      <text:p text:style-name="P6"><text:tab/><text:tab/>Ermöglicht den Zugriff auf die Straßen. ID = 0 – 27</text:p>
      <text:p text:style-name="P6"><text:tab/><text:tab/>Straße</text:p>
      <text:p text:style-name="P9"><text:span text:style-name="T14"><text:tab/><text:tab/><text:tab/></text:span><text:span text:style-name="T13">String</text:span><text:span text:style-name="T9"> Name – Bezeichnung der Straße</text:span></text:p>
      <text:p text:style-name="P8"><text:span text:style-name="T9"><text:s text:c="7"/><text:tab/><text:tab/></text:span><text:span text:style-name="T6">int</text:span><text:span text:style-name="T9"> Preis- Kaufpreis</text:span></text:p>
      <text:p text:style-name="P8"><text:span text:style-name="T9"><text:s text:c="6"/><text:tab/><text:tab/><text:tab/></text:span><text:span text:style-name="T6">int</text:span><text:span text:style-name="T9"> Partner – Nachbarhaus1/ zugehörige Straße1 (-1 = nicht)</text:span></text:p>
      <text:p text:style-name="P8"><text:span text:style-name="T9"><text:s text:c="7"/><text:tab/><text:tab/></text:span><text:span text:style-name="T6">int</text:span><text:span text:style-name="T9"> Partner2 – Nachbarhaus2/ zugehörige Straße2 (-1 = nicht)</text:span></text:p>
      <text:p text:style-name="P8"><text:span text:style-name="T9"><text:s text:c="6"/><text:tab/><text:tab/><text:tab/></text:span><text:span text:style-name="T6">int</text:span><text:span text:style-name="T9"> Partner3 – Nachbarhaus3/ zugehörige Straße3 (-1 = nicht)</text:span></text:p>
      <text:p text:style-name="P8"><text:span text:style-name="T9"><text:s text:c="7"/><text:tab/><text:tab/></text:span><text:span text:style-name="T6">int</text:span><text:span text:style-name="T9"> Miete[0-5] - Mietpreisverhalten</text:span></text:p>
      <text:p text:style-name="P8"><text:span text:style-name="T9"><text:s text:c="7"/><text:tab/><text:tab/></text:span><text:span text:style-name="T6">int</text:span><text:span text:style-name="T9"> HausPreis – Kaufpreis eines Hauses</text:span></text:p>
      <text:p text:style-name="P8"><text:span text:style-name="T9"><text:s text:c="7"/><text:tab/><text:tab/></text:span><text:span text:style-name="T6">int</text:span><text:span text:style-name="T9"> HotelPreis – Kaufpreis eines Hotels</text:span></text:p>
      <text:p text:style-name="P8"><text:span text:style-name="T9"><text:s text:c="7"/><text:tab/><text:tab/></text:span><text:span text:style-name="T6">int</text:span><text:span text:style-name="T9"> Besitzer – Aktueller Besitzer (1 – 6) 0 = not</text:span></text:p>
      <text:p text:style-name="P8"><text:span text:style-name="T9"><text:s text:c="7"/><text:tab/><text:tab/></text:span><text:span text:style-name="T6">bool</text:span><text:span text:style-name="T9"> Hypothek – Mit Hypothek belastet?</text:span></text:p>
      <text:p text:style-name="P8"><text:span text:style-name="T9"><text:s text:c="7"/><text:tab/><text:tab/></text:span><text:span text:style-name="T6">int</text:span><text:span text:style-name="T9"> Haus – Anzahl gebauter Häuser</text:span></text:p>
      <text:p text:style-name="P8"><text:span text:style-name="T9"><text:tab/><text:tab/><text:tab/></text:span><text:span text:style-name="T6">int</text:span><text:span text:style-name="T9"> Feld – Enthält die id des zugehörigen Feld objektes <text:s text:c="2"/>Feld[Feld]</text:span></text:p>
      <text:p text:style-name="P8"><text:span text:style-name="T9"><text:s text:c="7"/><text:tab/><text:tab/></text:span><text:span text:style-name="T6">int</text:span><text:span text:style-name="T9"> Typ = 0 – Sorte der Straße</text:span></text:p>
      <text:p text:style-name="P2"><text:span text:style-name="T7"><text:tab/><text:tab/><text:tab/></text:span>0 == Straße</text:p>
      <text:p text:style-name="P2"><text:tab/><text:tab/><text:tab/>1 == Bahnhof</text:p>
      <text:p text:style-name="P2"><text:tab/><text:tab/><text:tab/>2 == Elek./Wasserwerk</text:p>
      <text:p text:style-name="P10"/>
      <text:p text:style-name="P7"/>
      <text:p text:style-name="P6"/>
      <text:p text:style-name="P5">Feld Felder[ID] (0-39)</text:p>
      <text:p text:style-name="P6"><text:tab/><text:tab/>Ermöglicht den Zugriff auf die Felder/das Spielfeld</text:p>
      <text:p text:style-name="P6"><text:tab/><text:tab/>Feld</text:p>
      <text:p text:style-name="P8"><text:span text:style-name="T14"><text:tab/><text:tab/><text:tab/></text:span><text:span text:style-name="T6">int</text:span><text:span text:style-name="T9"> Typ – Die Sorte des Feldes</text:span></text:p>
      <text:p text:style-name="P8"><text:span text:style-name="T9"><text:s/><text:tab/><text:tab/><text:tab/></text:span><text:span text:style-name="T15">0 == Straße</text:span></text:p>
      <text:p text:style-name="P2"><text:tab/><text:tab/><text:tab/>1 == Ereignisfeld</text:p>
      <text:p text:style-name="P2"><text:tab/><text:tab/><text:tab/>2 == Gemeinschaftsfeld</text:p>
      <text:p text:style-name="P2"><text:tab/><text:tab/><text:tab/>3 == Start</text:p>
      <text:p text:style-name="P2"><text:tab/><text:tab/><text:tab/>4 == Freies Parken</text:p>
      <text:p text:style-name="P2"><text:tab/><text:tab/><text:tab/>5 == Gefängnis</text:p>
      <text:p text:style-name="P2"><text:tab/><text:tab/><text:tab/>6 == Gehe ins Gefängnis</text:p>
      <text:p text:style-name="P2"><text:tab/><text:tab/><text:tab/>7 == Steuer</text:p>
      <text:p text:style-name="P2"/>
      <text:p text:style-name="P8"><text:span text:style-name="T9"><text:s text:c="6"/><text:tab/><text:tab/><text:tab/></text:span><text:span text:style-name="T6">int</text:span><text:span text:style-name="T9"> Straße – Enthält Daten des Feldes, abhängig vom Typ</text:span></text:p>
      <text:p text:style-name="P2"><text:tab/><text:tab/><text:tab/>0 == Straße -&gt; Enthält die id der Straße</text:p>
      <text:p text:style-name="P2"><text:tab/><text:tab/><text:tab/>1 == Ereignisfeld -&gt; ---</text:p>
      <text:p text:style-name="P2"><text:tab/><text:tab/><text:tab/>2 == Gemeinschaftsfeld -&gt; ---</text:p>
      <text:p text:style-name="P2"><text:tab/><text:tab/><text:tab/>3 == Start -&gt; Betrag den man bekommt</text:p>
      <text:p text:style-name="P2"><text:tab/><text:tab/><text:tab/>4 == Freies Parken -&gt; ---</text:p>
      <text:p text:style-name="P2"><text:tab/><text:tab/><text:tab/>5 == Gefängnis -&gt; ---</text:p>
      <text:p text:style-name="P2"><text:tab/><text:tab/><text:tab/>6 == Gehe ins Gefängnis -&gt; ---</text:p>
      <text:p text:style-name="P2"><text:tab/><text:tab/><text:tab/>7 == Steuer -&gt; zu zahlende Steuern</text:p>
      <text:p text:style-name="P6"><text:s text:c="7"/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3"><text:span text:style-name="T2">const</text:span><text:span text:style-name="T2"> </text:span><text:span text:style-name="T2">int</text:span><text:span text:style-name="T2"> FreiParken = 20;</text:span></text:p>
      <text:p text:style-name="P4"><text:span text:style-name="T3">const</text:span><text:span text:style-name="T3"> </text:span><text:span text:style-name="T3">int</text:span><text:span text:style-name="T3"> Gefängnis = 10;</text:span></text:p>
      <text:p text:style-name="P4"><text:span text:style-name="T3">const</text:span><text:span text:style-name="T3"> </text:span><text:span text:style-name="T3">int</text:span><text:span text:style-name="T3"> GotoGefängnis = 30;</text:span></text:p>
      <text:p text:style-name="P4"><text:span text:style-name="T3">const</text:span><text:span text:style-name="T3"> </text:span><text:span text:style-name="T3">int</text:span><text:span text:style-name="T3"> Hauptbahnhof = 25;</text:span></text:p>
      <text:p text:style-name="P4"><text:span text:style-name="T3">const</text:span><text:span text:style-name="T3"> </text:span><text:span text:style-name="T3">int</text:span><text:span text:style-name="T3"> Kraftwerk = 7;</text:span></text:p>
      <text:p text:style-name="P4"><text:span text:style-name="T3">const</text:span><text:span text:style-name="T3"> </text:span><text:span text:style-name="T3">int</text:span><text:span text:style-name="T3"> Nordbahnhof = 17;</text:span></text:p>
      <text:p text:style-name="P4"><text:span text:style-name="T3">const</text:span><text:span text:style-name="T3"> </text:span><text:span text:style-name="T3">int</text:span><text:span text:style-name="T3"> Opernplatz = 16;</text:span></text:p>
      <text:p text:style-name="P4"><text:span text:style-name="T3">const</text:span><text:span text:style-name="T3"> </text:span><text:span text:style-name="T3">int</text:span><text:span text:style-name="T3"> Schlossallee = 27;</text:span></text:p>
      <text:p text:style-name="P4"><text:span text:style-name="T3">const</text:span><text:span text:style-name="T3"> </text:span><text:span text:style-name="T3">int</text:span><text:span text:style-name="T3"> Seestraße = 6;</text:span></text:p>
      <text:p text:style-name="P4"><text:span text:style-name="T3">const</text:span><text:span text:style-name="T3"> </text:span><text:span text:style-name="T3">int</text:span><text:span text:style-name="T3"> Start = 0;</text:span></text:p>
      <text:p text:style-name="P4"><text:span text:style-name="T3">const</text:span><text:span text:style-name="T3"> </text:span><text:span text:style-name="T3">int</text:span><text:span text:style-name="T3"> Südbahnhof = 2;</text:span></text:p>
      <text:p text:style-name="P4"><text:span text:style-name="T3">const</text:span><text:span text:style-name="T3"> </text:span><text:span text:style-name="T3">int</text:span><text:span text:style-name="T3"> Wasserwerk = 20;</text:span></text:p>
      <text:p text:style-name="P4"><text:span text:style-name="T3">const</text:span><text:span text:style-name="T3"> </text:span><text:span text:style-name="T3">int</text:span><text:span text:style-name="T3"> Westbahnhof = 10;</text:span></text:p>
      <text:p text:style-name="P6"><text:tab/><text:tab/>Diese Variablen enthalten die Spielfeldposition einiger Straßen</text:p>
      <text:p text:style-name="P6"/>
      <text:p text:style-name="P5">GefängnisFreiKarteNutzen()</text:p>
      <text:p text:style-name="P6"><text:tab/><text:tab/>Die <text:span text:style-name="T2">GefängnisFreiKarte wird genutzt um das Gefängnis zu verlassen</text:span></text:p>
      <text:p text:style-name="P6"/>
      <text:p text:style-name="P5">GefängnisFreikaufen()</text:p>
      <text:p text:style-name="P6"><text:tab/><text:tab/><text:span text:style-name="T2">Du kaufst dich für 50 aus dem Gefängnis frei</text:span></text:p>
      <text:p text:style-name="P6"/>
      <text:p text:style-name="P5">int GetFarbe()</text:p>
      <text:p text:style-name="P6"><text:tab/><text:tab/>Gibts die eigene SpielerID zurück. result = 1 - 6</text:p>
      <text:p text:style-name="P6"/>
      <text:p text:style-name="P3"><text:span text:style-name="T2">int GetHausBauPreis(</text:span><text:span text:style-name="T2">int</text:span><text:span text:style-name="T2"> ID)</text:span></text:p>
      <text:p text:style-name="P6"><text:tab/><text:tab/>Gibt zurück, was es kosten würde, auf dem Feld ID ein Haus zu bauen</text:p>
      <text:p text:style-name="P6"/>
      <text:p text:style-name="P3"><text:span text:style-name="T2">int GetLastHausBauPreis(</text:span><text:span text:style-name="T2">int</text:span><text:span text:style-name="T2"> ID)</text:span></text:p>
      <text:p text:style-name="P6"><text:tab/><text:tab/>Gibt zurück, was das zuletzt gebaute Haus auf dem Feld ID gekostet hat</text:p>
      <text:p text:style-name="P6"/>
      <text:p text:style-name="P3"><text:span text:style-name="T2">int GetMiete(</text:span><text:span text:style-name="T2">int</text:span><text:span text:style-name="T2"> ID, </text:span><text:span text:style-name="T2">int</text:span><text:span text:style-name="T2"> WuerfelSumme)</text:span></text:p>
      <text:p text:style-name="P6"><text:tab/><text:tab/>Gibt die zu Zahlende Miete eines Feldes ID zurück</text:p>
      <text:p text:style-name="P6"/>
      <text:p text:style-name="P3"><text:span text:style-name="T2">HausAbreissen(</text:span><text:span text:style-name="T2">int</text:span><text:span text:style-name="T2"> ID)</text:span></text:p>
      <text:p text:style-name="P6"><text:tab/><text:tab/>Reist ein Haus auf dem Feld ID ab</text:p>
      <text:p text:style-name="P6"/>
      <text:p text:style-name="P3"><text:span text:style-name="T2">HausBauen(</text:span><text:span text:style-name="T2">int</text:span><text:span text:style-name="T2"> ID)</text:span></text:p>
      <text:p text:style-name="P6"><text:tab/><text:tab/>Baut ein Haus auf dem Feld ID</text:p>
      <text:p text:style-name="P6"/>
      <text:p text:style-name="P3"><text:span text:style-name="T2">HypothekAufheben(</text:span><text:span text:style-name="T2">int</text:span><text:span text:style-name="T2"> ID)</text:span></text:p>
      <text:p text:style-name="P6"><text:tab/><text:tab/>Zahlt die Hypothek vom Feld ID zurück</text:p>
      <text:p text:style-name="P6"/>
      <text:p text:style-name="P3"><text:span text:style-name="T2">HypothekErhalten(int ID)</text:span></text:p>
      <text:p text:style-name="P6"><text:tab/><text:tab/>Belegt das Feld ID mit einer Hypothek</text:p>
      <text:p text:style-name="P6"/>
      <text:p text:style-name="P3"><text:span text:style-name="T2">bool Straße_Komplett(</text:span><text:span text:style-name="T2">int</text:span><text:span text:style-name="T2"> ID)</text:span></text:p>
      <text:p text:style-name="P6"><text:tab/><text:tab/>Gibt zurück, ob eine Straße welche das Feld ID enthält, komplett ist</text:p>
      <text:p text:style-name="P3"><text:span text:style-name="T2"/></text:p>
      <text:p text:style-name="P3"><text:span text:style-name="T2">StraßeKaufen(</text:span><text:span text:style-name="T2">int</text:span><text:span text:style-name="T2"> ID)</text:span></text:p>
      <text:p text:style-name="P6"><text:tab/><text:tab/>Kauft die Straße/Feld ID</text:p>
      <text:p text:style-name="P6"/>
      <text:p text:style-name="P5">int Spielfeld[ID]</text:p>
      <text:p text:style-name="P6"><text:tab/><text:tab/>Gibt die Position auf dem Spielfeld vom Spieler ID aus. ID = 0 - 5</text:p>
      <text:p text:style-name="P17"/>
      <text:p text:style-name="P17"><text:span text:style-name="T11">Straße</text:span><text:span text:style-name="T7"> GetStraße(</text:span><text:span text:style-name="T4">int</text:span><text:span text:style-name="T7"> Feld)</text:span></text:p>
      <text:p text:style-name="P17"><text:tab/><text:tab/><text:span text:style-name="T16">Gibt das Straßenobjekt zu einem Feld zurück</text:span></text:p>
      <text:p text:style-name="P17"/>
      <text:p text:style-name="P17"><text:span text:style-name="T4">int</text:span><text:span text:style-name="T7"> GetFeld(</text:span><text:span text:style-name="T4">int</text:span><text:span text:style-name="T7"> straße)</text:span></text:p>
      <text:p text:style-name="P17"><text:tab/><text:tab/><text:span text:style-name="T16">wandelt eine StraßenID in eine FeldID um</text:span></text:p>
      <text:p text:style-name="P17"/>
      <text:p text:style-name="P17"><text:span text:style-name="T5">int</text:span><text:span text:style-name="T8"> </text:span>GetFeld(<text:span text:style-name="T11">Straße</text:span><text:span text:style-name="T7"> straße)</text:span></text:p>
      <text:p text:style-name="P17"><text:tab/><text:tab/><text:span text:style-name="T16">wandelt ein Straßenobjekt in eine FeldID um</text:span></text:p>
      <text:p text:style-name="P17"/>
      <text:p text:style-name="P17"/>
      <text:p text:style-name="P17"/>
      <text:p text:style-name="P17"><text:soft-page-break/><text:span text:style-name="T12">List</text:span><text:span text:style-name="T8">&lt;</text:span><text:span text:style-name="T12">Straße</text:span><text:span text:style-name="T8">&gt; GetStraßenVonSpieler(</text:span><text:span text:style-name="T5">int</text:span><text:span text:style-name="T8"> SpielerFarbe)</text:span></text:p>
      <text:p text:style-name="P17"><text:tab/><text:tab/><text:span text:style-name="T16">Gibt alle Straßenobjekte zurück, die zu einem Spieler gehören</text:span></text:p>
      <text:p text:style-name="P18"><text:span text:style-name="T4"/></text:p>
      <text:p text:style-name="P18"><text:span text:style-name="T4">int</text:span><text:span text:style-name="T7"> GetGebauteHaeuserVonSpieler(</text:span><text:span text:style-name="T4">int</text:span><text:span text:style-name="T7"> SpielerFarbe)</text:span></text:p>
      <text:p text:style-name="P18"><text:tab/><text:tab/><text:span text:style-name="T16">Gibt die Anzahl an Häusern zurück, die ein Spieler gebaut hat</text:span></text:p>
      <text:p text:style-name="P18"/>
      <text:p text:style-name="P17"><text:span text:style-name="T5">int</text:span><text:span text:style-name="T8"> GetWertHaeuser(</text:span><text:span text:style-name="T5">int</text:span><text:span text:style-name="T8"> Feld)</text:span></text:p>
      <text:p text:style-name="P17"><text:span text:style-name="T8"><text:tab/><text:tab/></text:span><text:span text:style-name="T10">Gibt die Bausumme der Häuser auf einem Feld zurück</text:span></text:p>
      <text:p text:style-name="P17"><text:span text:style-name="T8"/></text:p>
      <text:p text:style-name="P17"><text:span text:style-name="T5">int</text:span><text:span text:style-name="T8"> GetStraßenPreis(</text:span><text:span text:style-name="T5">int</text:span><text:span text:style-name="T8"> Feld)</text:span></text:p>
      <text:p text:style-name="P17"><text:span text:style-name="T8"><text:tab/><text:tab/></text:span><text:span text:style-name="T10">Gibt den Kaufpreis eines Feldes zurück</text:span></text:p>
      <text:p text:style-name="P17"><text:span text:style-name="T8"/></text:p>
      <text:p text:style-name="P17"><text:span text:style-name="T5">bool</text:span><text:span text:style-name="T8"> GetStraßeFrei(</text:span><text:span text:style-name="T5">int</text:span><text:span text:style-name="T8"> Feld)</text:span></text:p>
      <text:p text:style-name="P17"><text:tab/><text:tab/><text:span text:style-name="T16">Gibt zurück, ob eine Straße bereits im Besitz eines Spielers ist</text:span></text:p>
      <text:p text:style-name="P17"/>
      <text:p text:style-name="P17"><text:span text:style-name="T5">int</text:span><text:span text:style-name="T8"> GetStraßenBesitzer(</text:span><text:span text:style-name="T5">int</text:span><text:span text:style-name="T8"> Feld)</text:span></text:p>
      <text:p text:style-name="P17"><text:tab/><text:tab/><text:span text:style-name="T16">Gibt den Besitzer des Feldes Zurück</text:span></text:p>
      <text:p text:style-name="P17"/>
      <text:p text:style-name="P17"><text:span text:style-name="T12">List</text:span><text:span text:style-name="T8">&lt;</text:span><text:span text:style-name="T5">int</text:span><text:span text:style-name="T8">&gt; GetStraßenPartner(</text:span><text:span text:style-name="T5">int</text:span><text:span text:style-name="T8"> Feld)</text:span></text:p>
      <text:p text:style-name="P17"><text:span text:style-name="T8"><text:tab/><text:tab/></text:span><text:span text:style-name="T10">Gibt eine Liste von StraßenIDs zurück, welche Partnerstraßen eines <text:tab/><text:tab/><text:tab/>Feldes (Feld) sind</text:span></text:p>
      <text:p text:style-name="P17"><text:span text:style-name="T8"/></text:p>
      <text:p text:style-name="P17"><text:span text:style-name="T12">List</text:span><text:span text:style-name="T8">&lt;</text:span><text:span text:style-name="T5">int</text:span><text:span text:style-name="T8">&gt; GetFelderPartner(</text:span><text:span text:style-name="T5">int</text:span><text:span text:style-name="T8"> Feld)</text:span></text:p>
      <text:p text:style-name="P17"><text:span text:style-name="T8"><text:tab/><text:tab/></text:span><text:span text:style-name="T10">Gibt eine Liste von FeldIDs zurück, welche Partnerstraßen eines Feldes <text:tab/><text:tab/><text:tab/>(Feld) sind</text:span></text:p>
      <text:p text:style-name="P17"><text:span text:style-name="T8"/></text:p>
      <text:p text:style-name="P17"><text:span text:style-name="T5">int</text:span><text:span text:style-name="T8"> GetAnzahlStraßenPartnerBesitz(</text:span><text:span text:style-name="T5">int</text:span><text:span text:style-name="T8"> Feld, </text:span><text:span text:style-name="T5">int</text:span><text:span text:style-name="T8"> SpielerFarbe)</text:span></text:p>
      <text:p text:style-name="P17"><text:span text:style-name="T8"><text:tab/><text:tab/></text:span><text:span text:style-name="T10">Gibt die Anzahl der Straßenpartner zu einem Feld zurück, die im Besitz <text:tab/><text:tab/>des Spielers (SpielerFarbe) sind</text:span></text:p>
      <text:p text:style-name="P6"><text:span text:style-name="T7"/></text:p>
      <text:p text:style-name="P17"><text:span text:style-name="T5">int</text:span><text:span text:style-name="T8"> GetMaxAnzahlStraßenPartner(</text:span><text:span text:style-name="T5">int</text:span><text:span text:style-name="T8"> Feld)</text:span></text:p>
      <text:p text:style-name="P17"><text:span text:style-name="T8"><text:tab/><text:tab/></text:span><text:span text:style-name="T10">Gibt die Anzahl der Straßenpartner zu einem Feld zurück (+Feld selbst)</text:span></text:p>
      <text:p text:style-name="P17"><text:span text:style-name="T8"/></text:p>
      <text:p text:style-name="P17"><text:span text:style-name="T5">bool</text:span><text:span text:style-name="T8"> KannSpielerHausBauen(</text:span><text:span text:style-name="T5">int</text:span><text:span text:style-name="T8"> Feld, </text:span><text:span text:style-name="T5">int</text:span><text:span text:style-name="T8"> SpielerFarbe)</text:span></text:p>
      <text:p text:style-name="P17"><text:span text:style-name="T8"><text:tab/><text:tab/></text:span><text:span text:style-name="T10">Gibt zurück, ob hier ein Haus gebaut werden kann</text:span></text:p>
      <text:p text:style-name="P17"><text:span text:style-name="T8"/></text:p>
      <text:p text:style-name="P17"><text:span text:style-name="T5">bool</text:span><text:span text:style-name="T8"> KannSpielerHausAbreissen(</text:span><text:span text:style-name="T5">int</text:span><text:span text:style-name="T8"> Feld, </text:span><text:span text:style-name="T5">int</text:span><text:span text:style-name="T8"> SpielerFarbe)</text:span></text:p>
      <text:p text:style-name="P17"><text:span text:style-name="T8"><text:tab/><text:tab/></text:span><text:span text:style-name="T10">Gibt zurück, ob das Haus hier abgerissen werden kann</text:span></text:p>
      <text:p text:style-name="P17"><text:span text:style-name="T8"/></text:p>
      <text:p text:style-name="P17"><text:span text:style-name="T5">float</text:span><text:span text:style-name="T8"> GetHypothekAufheben(</text:span><text:span text:style-name="T5">int</text:span><text:span text:style-name="T8"> Feld)</text:span></text:p>
      <text:p text:style-name="P17"><text:span text:style-name="T8"><text:tab/><text:tab/></text:span><text:span text:style-name="T10">Gibt zurück, was man zahlen müsste um die Hypothek Aufzuheben</text:span></text:p>
      <text:p text:style-name="P17"><text:span text:style-name="T8"/></text:p>
      <text:p text:style-name="P17"><text:span text:style-name="T5">float</text:span><text:span text:style-name="T8"> GetHypothekErhalten(</text:span><text:span text:style-name="T5">int</text:span><text:span text:style-name="T8"> Feld)</text:span></text:p>
      <text:p text:style-name="P17"><text:span text:style-name="T8"><text:tab/><text:tab/></text:span><text:span text:style-name="T10">Gibt zurück, was man im Falle einer Hypothek erhält</text:span></text:p>
      <text:p text:style-name="P17"><text:span text:style-name="T8"/></text:p>
      <text:p text:style-name="P18"><text:span text:style-name="T4">int</text:span><text:span text:style-name="T7"> GetJailTime()</text:span></text:p>
      <text:p text:style-name="P17"><text:tab/><text:tab/><text:span text:style-name="T16">Gibt die noch abzusitzende Gefängniszeit zurück</text:span></text:p>
      <text:p text:style-name="P17"/>
      <text:p text:style-name="P14">int Aufruf(int Wuerfel)</text:p>
      <text:p text:style-name="P17"><text:s text:c="11"/><text:tab/> <text:span text:style-name="T1">NICH BENUTZEN</text:span> - ist der Aufruf der KI</text:p>
      <text:p text:style-name="P17"/>
      <text:p text:style-name="P17"/>
      <text:p text:style-name="P14">SetFarbe(int ID)</text:p>
      <text:p text:style-name="P17"><text:s text:c="13"/><text:span text:style-name="T1">NICHT BENUTZEN</text:span> - wird intern zur festlegung der Spielerfarbe/ID genutzt</text:p>
      <text:p text:style-name="P17"/>
      <text:p text:style-name="P17"/>
      <text:p text:style-name="P14">SystemMessage(string Text);</text:p>
      <text:p text:style-name="P17"><text:tab/><text:tab/>Gibt eine Meldung in der eigenen Spielerfarbe im Meldungsfenster aus</text:p>
      <text:p text:style-name="P17"/>
      <text:p text:style-name="P14">SystemMessageF(string Text);</text:p>
      <text:p text:style-name="P17"><text:tab/><text:tab/>Gibt eine Meldung in rosa im Meldungsfenster aus</text:p>
      <text:p text:style-name="P16"/>
      <text:p text:style-name="P16"/>
      <text:p text:style-name="P16"/>
      <text:p text:style-name="P13"><text:soft-page-break/>Name</text:p>
      <text:p text:style-name="P16"><text:tab/><text:tab/>Legt den Spielernamen fest. Bsp.: Name="abc";</text:p>
      <text:p text:style-name="P16"/>
      <text:p text:style-name="P16"/>
      <text:p text:style-name="P19">Statistik</text:p>
      <text:p text:style-name="P16"/>
      <text:p text:style-name="P13">SpieleGewonnen[ID]</text:p>
      <text:p text:style-name="P16"><text:tab/><text:tab/>Gibt die gewonnenen Spiele der Spieler zurück</text:p>
      <text:p text:style-name="P16"/>
      <text:p text:style-name="P16"/>
      <text:p text:style-name="P16"/>
      <text:p text:style-name="P16"/>
      <text:p text:style-name="P13">Fehler[ID]</text:p>
      <text:p text:style-name="P16"><text:tab/><text:tab/>Gibt die Ausgelösten Fehler zurü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0M52S</meta:editing-duration>
    <meta:editing-cycles>86</meta:editing-cycles>
    <meta:generator>LibreOffice/3.5$Windows_x86 LibreOffice_project/165a79a-7059095-e13bb37-fef39a4-9503d18</meta:generator>
    <dc:date>2013-04-04T11:01:07.74</dc:date>
    <meta:document-statistic meta:table-count="0" meta:image-count="0" meta:object-count="0" meta:page-count="4" meta:paragraph-count="142" meta:word-count="785" meta:character-count="5324" meta:non-whitespace-character-count="4365"/>
    <meta:user-defined meta:name="Info 1"/>
    <meta:user-defined meta:name="Info 2"/>
    <meta:user-defined meta:name="Info 3"/>
    <meta:user-defined meta:name="Info 4"/>
  </office:meta>
</office:document-meta>
</file>